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10</text:p>
          <text:p text:style-name="P1">Quick tables of differences in the various CG versions<text:tab/>11</text:p>
          <text:p text:style-name="P1">Raw Brainstorm Text<text:tab/>12</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is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2">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3">≥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Another way to span windows is to append <text:span text:style-name="Source_20_Text">W</text:span> to the position; this will cause the test to look beyond the current window into previous or next windows depending on the direction of search. The number of windows to keep around for these operations are defined on the command line.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9-13T05:41:25</dc:date>
    <meta:editing-cycles>321</meta:editing-cycles>
    <meta:editing-duration>P1DT4H57M3S</meta:editing-duration>
    <meta:user-defined meta:name="Info 1"/>
    <meta:user-defined meta:name="Info 2"/>
    <meta:user-defined meta:name="Info 3"/>
    <meta:user-defined meta:name="Info 4"/>
    <meta:document-statistic meta:table-count="20" meta:image-count="0" meta:object-count="0" meta:page-count="12" meta:paragraph-count="303" meta:word-count="3211" meta:character-count="18687"/>
  </office:meta>
</office:document-meta>
</file>